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c75" officeooo:paragraph-rsid="00054c75"/>
    </style:style>
    <style:style style:name="P2" style:family="paragraph" style:parent-style-name="Standard">
      <style:text-properties officeooo:rsid="00072604" officeooo:paragraph-rsid="00072604"/>
    </style:style>
    <style:style style:name="P3" style:family="paragraph" style:parent-style-name="Standard">
      <style:text-properties officeooo:rsid="0010f154" officeooo:paragraph-rsid="0010f154"/>
    </style:style>
    <style:style style:name="P4" style:family="paragraph" style:parent-style-name="Standard">
      <style:text-properties officeooo:rsid="0011b687" officeooo:paragraph-rsid="0011b687"/>
    </style:style>
    <style:style style:name="P5" style:family="paragraph" style:parent-style-name="Standard">
      <style:text-properties officeooo:rsid="0011b687" officeooo:paragraph-rsid="003aa964"/>
    </style:style>
    <style:style style:name="P6" style:family="paragraph" style:parent-style-name="Standard">
      <style:text-properties officeooo:rsid="0019e44a" officeooo:paragraph-rsid="0019e44a"/>
    </style:style>
    <style:style style:name="P7" style:family="paragraph" style:parent-style-name="Standard">
      <style:text-properties officeooo:paragraph-rsid="003aa964"/>
    </style:style>
    <style:style style:name="P8" style:family="paragraph" style:parent-style-name="Standard">
      <style:text-properties officeooo:rsid="003c185c" officeooo:paragraph-rsid="003c185c"/>
    </style:style>
    <style:style style:name="P9" style:family="paragraph" style:parent-style-name="Standard">
      <style:text-properties officeooo:rsid="003eb137" officeooo:paragraph-rsid="003eb137"/>
    </style:style>
    <style:style style:name="P10" style:family="paragraph" style:parent-style-name="Standard">
      <style:text-properties officeooo:rsid="003ec75b" officeooo:paragraph-rsid="003ec75b"/>
    </style:style>
    <style:style style:name="P11" style:family="paragraph" style:parent-style-name="Standard">
      <style:text-properties officeooo:rsid="0044428b" officeooo:paragraph-rsid="0044428b"/>
    </style:style>
    <style:style style:name="P12" style:family="paragraph" style:parent-style-name="Standard">
      <style:text-properties officeooo:rsid="00482ee0" officeooo:paragraph-rsid="00482ee0"/>
    </style:style>
    <style:style style:name="P13" style:family="paragraph" style:parent-style-name="Standard">
      <style:text-properties officeooo:rsid="0057dcf0" officeooo:paragraph-rsid="0057dcf0"/>
    </style:style>
    <style:style style:name="P14" style:family="paragraph" style:parent-style-name="Standard">
      <style:text-properties officeooo:rsid="00624a8c" officeooo:paragraph-rsid="00624a8c"/>
    </style:style>
    <style:style style:name="P15" style:family="paragraph" style:parent-style-name="Standard">
      <style:text-properties officeooo:rsid="00632e1c" officeooo:paragraph-rsid="00632e1c"/>
    </style:style>
    <style:style style:name="P16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17" style:family="paragraph" style:parent-style-name="Standard">
      <style:paragraph-properties fo:orphans="2" fo:widows="2"/>
    </style:style>
    <style:style style:name="P18" style:family="paragraph" style:parent-style-name="Preformatted_20_Text">
      <style:text-properties fo:color="#000000" style:font-name="DejaVu Sans Mono" fo:font-size="9pt" officeooo:rsid="00072604" officeooo:paragraph-rsid="00072604"/>
    </style:style>
    <style:style style:name="P19" style:family="paragraph" style:parent-style-name="Preformatted_20_Text">
      <style:text-properties officeooo:rsid="00482ee0" officeooo:paragraph-rsid="00482ee0"/>
    </style:style>
    <style:style style:name="P20" style:family="paragraph" style:parent-style-name="Preformatted_20_Text">
      <style:text-properties officeooo:rsid="00632e1c" officeooo:paragraph-rsid="00632e1c"/>
    </style:style>
    <style:style style:name="P21" style:family="paragraph" style:parent-style-name="Text_20_body">
      <style:paragraph-properties fo:margin-left="0in" fo:margin-right="0in" fo:margin-top="0.052in" fo:margin-bottom="0.052in" loext:contextual-spacing="false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d3c40" style:font-name="Open Sans" fo:font-size="16pt" fo:letter-spacing="normal" fo:font-style="normal" fo:font-weight="normal" style:font-size-asian="16pt" style:font-size-complex="16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26" style:family="paragraph" style:parent-style-name="Text_20_body">
      <style:text-properties fo:font-variant="normal" fo:text-transform="none" fo:color="#3d3c40" style:font-name="Open Sans" fo:font-size="16pt" fo:letter-spacing="normal" fo:font-style="normal" fo:font-weight="normal" officeooo:rsid="003ec75b" officeooo:paragraph-rsid="003ec75b" style:font-size-asian="16pt" style:font-size-complex="16pt"/>
    </style:style>
    <style:style style:name="P27" style:family="paragraph" style:parent-style-name="Text_20_body">
      <style:text-properties officeooo:rsid="008062ab" officeooo:paragraph-rsid="008062ab"/>
    </style:style>
    <style:style style:name="P28" style:family="paragraph" style:parent-style-name="Text_20_body">
      <style:text-properties officeooo:rsid="0087a630" officeooo:paragraph-rsid="0087a630"/>
    </style:style>
    <style:style style:name="P29" style:family="paragraph" style:parent-style-name="Text_20_body">
      <style:text-properties officeooo:rsid="01224080" officeooo:paragraph-rsid="01224080"/>
    </style:style>
    <style:style style:name="P30" style:family="paragraph" style:parent-style-name="Text_20_body">
      <style:text-properties officeooo:rsid="0123b8ac" officeooo:paragraph-rsid="0123b8ac"/>
    </style:style>
    <style:style style:name="P31" style:family="paragraph" style:parent-style-name="Text_20_body">
      <style:text-properties officeooo:rsid="01224080" officeooo:paragraph-rsid="0123c9b7"/>
    </style:style>
    <style:style style:name="P32" style:family="paragraph" style:parent-style-name="Standard">
      <style:text-properties officeooo:rsid="00632e1c" officeooo:paragraph-rsid="00632e1c"/>
    </style:style>
    <style:style style:name="T1" style:family="text">
      <style:text-properties fo:font-variant="normal" fo:text-transform="none" fo:color="#3d3c40" style:font-name="Open Sans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333333" style:font-name="Menlo" fo:font-size="16pt" fo:letter-spacing="normal" fo:font-style="normal" fo:font-weight="normal" fo:background-color="#f8f8f8" loext:char-shading-value="0" style:font-size-asian="16pt" style:font-size-complex="16pt" loext:padding="0.0626in" loext:border="0.06pt solid #dddddd"/>
    </style:style>
    <style:style style:name="T3" style:family="text">
      <style:text-properties fo:font-variant="normal" fo:text-transform="none" fo:color="#333333" style:font-name="Menlo" fo:font-size="16pt" fo:letter-spacing="normal" fo:font-style="normal" fo:font-weight="normal" officeooo:rsid="004ff28e" fo:background-color="#f8f8f8" loext:char-shading-value="0" style:font-size-asian="16pt" style:font-size-complex="16pt" loext:padding="0.0626in" loext:border="0.06pt solid #dddddd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officeooo:rsid="006e1396" fo:background-color="#eff0f1" loext:char-shading-value="0" loext:padding="0in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005a95" style:text-line-through-style="none" style:text-line-through-type="none" style:font-name="arial" fo:font-size="12pt" fo:letter-spacing="normal" fo:font-style="normal" style:text-underline-style="none" fo:font-weight="normal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Live Backend:</text:p>
      <text:p text:style-name="P1"/>
      <text:p text:style-name="P1">First Place 3 Files in Code:</text:p>
      <text:p text:style-name="P1">1)start.sh</text:p>
      <text:p text:style-name="P1">2)runtime.txt</text:p>
      <text:p text:style-name="P1">3)DockerFile</text:p>
      <text:p text:style-name="P1"/>
      <text:p text:style-name="P1">To build docker type this command:</text:p>
      <text:p text:style-name="P1">sudo docker build .</text:p>
      <text:p text:style-name="P1"/>
      <text:p text:style-name="P1">If this show error then install docker by following commands in .sh file:</text:p>
      <text:p text:style-name="P1"/>
      <text:p text:style-name="P1"/>
      <text:p text:style-name="P1">#Ubuntu-18</text:p>
      <text:p text:style-name="P1"/>
      <text:p text:style-name="P1">sudo apt update</text:p>
      <text:p text:style-name="P1">sudo apt install apt-transport-https ca-certificates curl software-properties-common -y</text:p>
      <text:p text:style-name="P1">curl -fsSL https://download.docker.com/linux/ubuntu/gpg | sudo apt-key add -</text:p>
      <text:p text:style-name="P1">sudo add-apt-repository "deb [arch=amd64] https://download.docker.com/linux/ubuntu bionic stable"</text:p>
      <text:p text:style-name="P1">sudo apt update</text:p>
      <text:p text:style-name="P1">sudo apt install docker-ce -y</text:p>
      <text:p text:style-name="P1"/>
      <text:p text:style-name="P1">#Docker-compose</text:p>
      <text:p text:style-name="P1"><text:s/>curl -L "https://github.com/docker/compose/releases/download/1.23.2/docker-compose-$(uname -s)-$(uname -m)" -o /usr/local/bin/docker-compose</text:p>
      <text:p text:style-name="P1"><text:s/>chmod +x /usr/local/bin/docker-compose</text:p>
      <text:p text:style-name="P1">~ <text:s text:c="42"/></text:p>
      <text:p text:style-name="P1"/>
      <text:p text:style-name="P1"/>
      <text:p text:style-name="P1"/>
      <text:p text:style-name="P2">Add this package in requirements.txt</text:p>
      <text:p text:style-name="P2"/>
      <text:p text:style-name="P18">gunicorn==19.7.1</text:p>
      <text:p text:style-name="P2"/>
      <text:p text:style-name="P2"/>
      <text:p text:style-name="P2">change start.sh file and add 8000 port after that chmod +x start.sh</text:p>
      <text:p text:style-name="P2"/>
      <text:p text:style-name="P2">Then again docker build</text:p>
      <text:p text:style-name="P2">sudo docker build .</text:p>
      <text:p text:style-name="P2"/>
      <text:p text:style-name="P2">To run build locally run this command:dc8 is the image name</text:p>
      <text:p text:style-name="P2">sudo docker run -p 4466:8000 dc8d9ab63508</text:p>
      <text:p text:style-name="P2"/>
      <text:p text:style-name="P6">you can test your image on this url</text:p>
      <text:p text:style-name="P2"><text:a xlink:type="simple" xlink:href="http://localhost:4466/" text:style-name="Internet_20_link" text:visited-style-name="Visited_20_Internet_20_Link">http://localhost:4466/</text:a></text:p>
      <text:p text:style-name="P2"/>
      <text:p text:style-name="P2">you can tag your build by this command:</text:p>
      <text:p text:style-name="P2">sudo docker tag dc8d9ab63508 cricket-backend</text:p>
      <text:p text:style-name="P2"/>
      <text:p text:style-name="P3">after that save that tag:</text:p>
      <text:p text:style-name="P3">sudo docker save -o /home/cricket-backend.tar cricket-backend</text:p>
      <text:p text:style-name="P3"/>
      <text:p text:style-name="P3"><text:soft-page-break/>Now you can move this build to any server:</text:p>
      <text:p text:style-name="P3">scp -r cricket-backend.tar <text:a xlink:type="simple" xlink:href="mailto:root@169.60.235.66" text:style-name="Internet_20_link" text:visited-style-name="Visited_20_Internet_20_Link">root@169.60.235.66</text:a>:/home/amazon/9</text:p>
      <text:p text:style-name="P3">on server you can cat this image and then run through run command I.e docker run</text:p>
      <text:p text:style-name="P3"/>
      <text:p text:style-name="P3"/>
      <text:p text:style-name="P3"/>
      <text:p text:style-name="P3"/>
      <text:p text:style-name="P3"/>
      <text:p text:style-name="P3">There is another good way u can create repository on docker hub and then follow bellow steps:</text:p>
      <text:p text:style-name="P3"/>
      <text:p text:style-name="P3">1)Login on your docker hub through this command </text:p>
      <text:p text:style-name="P3">sudo docker login -u azharhassan</text:p>
      <text:p text:style-name="P3"/>
      <text:p text:style-name="P4">then add password:80406138071</text:p>
      <text:p text:style-name="P4"/>
      <text:p text:style-name="P4">You can tag your image by this command:</text:p>
      <text:p text:style-name="P4">sudo docker tag dc8d9ab63508 azharhassan/cricket:1.1</text:p>
      <text:p text:style-name="P4"/>
      <text:p text:style-name="P4"/>
      <text:p text:style-name="P4">now push your image to your repository</text:p>
      <text:p text:style-name="P4">sudo docker push azharhassan/cricket:1.1</text:p>
      <text:p text:style-name="P4"/>
      <text:p text:style-name="P4"/>
      <text:p text:style-name="P4">Now open Server and create </text:p>
      <text:p text:style-name="P4">vim ubuntu.yml </text:p>
      <text:p text:style-name="P4"/>
      <text:p text:style-name="P4"/>
      <text:p text:style-name="P4">Add following code in this file:</text:p>
      <text:p text:style-name="P4"/>
      <text:p text:style-name="P4">version: '3.0'</text:p>
      <text:p text:style-name="P4"/>
      <text:p text:style-name="P4">services:</text:p>
      <text:p text:style-name="P4"><text:s text:c="2"/>amazon1:</text:p>
      <text:p text:style-name="P4"><text:s text:c="4"/>image: azharhassan/cricket:1.1</text:p>
      <text:p text:style-name="P4"><text:s text:c="4"/>hostname: cricket</text:p>
      <text:p text:style-name="P4"><text:s text:c="4"/>container_name: cricket-backend</text:p>
      <text:p text:style-name="P4"><text:s text:c="4"/>restart: always</text:p>
      <text:p text:style-name="P4"><text:s text:c="4"/>ports:</text:p>
      <text:p text:style-name="P4"><text:s text:c="12"/>#- <text:s/>169.60.235.66:2211:22</text:p>
      <text:p text:style-name="P4"><text:s text:c="6"/>- <text:s/>169.60.235.66:4464:8000</text:p>
      <text:p text:style-name="P4"/>
      <text:p text:style-name="P4"><text:s text:c="8"/>#volumes:</text:p>
      <text:p text:style-name="P4"><text:s text:c="8"/>#- .:/amazon</text:p>
      <text:p text:style-name="P4"><text:s text:c="4"/>stdin_open: true</text:p>
      <text:p text:style-name="P4"><text:s text:c="4"/>tty: true</text:p>
      <text:p text:style-name="P4"/>
      <text:p text:style-name="P4"/>
      <text:p text:style-name="P4"/>
      <text:p text:style-name="P4">then compose this file </text:p>
      <text:p text:style-name="P4">docker-compose -f ubuntu.yml up -d</text:p>
      <text:p text:style-name="P4"/>
      <text:p text:style-name="P4">docker-compose -f ubuntu.yml up (This for testing) <text:s text:c="10"/></text:p>
      <text:p text:style-name="P8"><text:soft-page-break/>apt-get install nginx -yapt-get install nginx -y</text:p>
      <text:p text:style-name="P4"/>
      <text:p text:style-name="P4"/>
      <text:p text:style-name="P4"><text:s/><text:a xlink:type="simple" xlink:href="http://192.168.29.125:9000/" text:style-name="Internet_20_link" text:visited-style-name="Visited_20_Internet_20_Link">http://</text:a><text:bookmark-start text:name="__DdeLink__344_2406470194"/><text:a xlink:type="simple" xlink:href="http://192.168.29.125:9000/" text:style-name="Internet_20_link" text:visited-style-name="Visited_20_Internet_20_Link">192.168.29.125</text:a><text:bookmark-end text:name="__DdeLink__344_2406470194"/><text:a xlink:type="simple" xlink:href="http://192.168.29.125:9000/" text:style-name="Internet_20_link" text:visited-style-name="Visited_20_Internet_20_Link">:9000/</text:a></text:p>
      <text:p text:style-name="P4"><text:s/>python manage.py runserver 192.168.29.125:9000</text:p>
      <text:p text:style-name="P5">169.60.235.66:4474</text:p>
      <text:p text:style-name="P7"><text:a xlink:type="simple" xlink:href="http://127.0.0.1:8000/" text:style-name="Internet_20_link" text:visited-style-name="Visited_20_Internet_20_Link">http://127.0.0.1:8000</text:a></text:p>
      <text:p text:style-name="P7"/>
      <text:p text:style-name="P7"/>
      <text:p text:style-name="P8">For installing ngnix</text:p>
      <text:p text:style-name="P8">apt-get install nginx -y</text:p>
      <text:p text:style-name="P8"/>
      <text:p text:style-name="P8"/>
      <text:p text:style-name="P9">Frist check status</text:p>
      <text:p text:style-name="P9">service nginx status</text:p>
      <text:p text:style-name="P9"/>
      <text:p text:style-name="P9">service nginx restart</text:p>
      <text:p text:style-name="P9"/>
      <text:p text:style-name="P9">Then check ip of server if show welcome nginx or not</text:p>
      <text:p text:style-name="P9"/>
      <text:p text:style-name="P9"/>
      <text:p text:style-name="P9"/>
      <text:p text:style-name="P9">Now open following file.</text:p>
      <text:p text:style-name="P9"/>
      <text:p text:style-name="P9">vim /etc/nginx/sites-enabled/default </text:p>
      <text:p text:style-name="P9"/>
      <text:p text:style-name="P10">add following in this file:</text:p>
      <text:p text:style-name="P26">server {</text:p>
      <text:p text:style-name="P21"><text:span text:style-name="Source_20_Text"><text:span text:style-name="T2">server_name </text:span></text:span><text:span text:style-name="Source_20_Text"><text:span text:style-name="T3">cricket</text:span></text:span><text:span text:style-name="Source_20_Text"><text:span text:style-name="T2">.</text:span></text:span><text:span text:style-name="Source_20_Text"><text:span text:style-name="T3">brainwade</text:span></text:span><text:span text:style-name="Source_20_Text"><text:span text:style-name="T2">.com;</text:span></text:span></text:p>
      <text:p text:style-name="P22"><text:span text:style-name="T1">location / { proxy_pass </text:span><text:a xlink:type="simple" xlink:href="http://52.116.74.57:4747/" office:target-frame-name="_blank" xlink:show="new" text:style-name="Internet_20_link" text:visited-style-name="Visited_20_Internet_20_Link">http://</text:a><text:a xlink:type="simple" xlink:href="http://52.116.74.57:4747/" office:target-frame-name="_blank" xlink:show="new" text:style-name="Internet_20_link" text:visited-style-name="Visited_20_Internet_20_Link">5</text:a><text:a xlink:type="simple" xlink:href="http://52.116.74.57:4747/" office:target-frame-name="_blank" xlink:show="new" text:style-name="Internet_20_link" text:visited-style-name="Visited_20_Internet_20_Link">2.116.74.57:4747</text:a><text:span text:style-name="T1">;</text:span></text:p>
      <text:p text:style-name="P21"><text:span text:style-name="Source_20_Text"><text:span text:style-name="T2">#proxy_pass http://devapis_sell4bids; proxy_set_header Host $host; proxy_set_header X-Real-IP $remote_addr; proxy_set_header X-Forwarded-For $proxy_add_x_forwarded_for; proxy_set_header X-Forwarded-Proto $scheme; proxy_http_version 1.1; proxy_set_header Upgrade $http_upgrade; proxy_set_header Connection "Upgrade"; }</text:span></text:span></text:p>
      <text:p text:style-name="P23">}</text:p>
      <text:p text:style-name="P10"><text:soft-page-break/></text:p>
      <text:p text:style-name="P11">then below command.</text:p>
      <text:p text:style-name="P9"/>
      <text:p text:style-name="P9"/>
      <text:p text:style-name="P9">service nginx reload</text:p>
      <text:p text:style-name="P9"/>
      <text:p text:style-name="P9"/>
      <text:p text:style-name="P9"/>
      <text:p text:style-name="P12">if password not save type this:</text:p>
      <text:p text:style-name="P19"><text:span text:style-name="Source_20_Text"><text:span text:style-name="T4">sudo apt install gnupg2 pass</text:span></text:span></text:p>
      <text:p text:style-name="P12"/>
      <text:p text:style-name="P12"/>
      <text:p text:style-name="P12"/>
      <text:p text:style-name="P12"/>
      <text:p text:style-name="P13">bplmail.brainwade.com</text:p>
      <text:p text:style-name="P13"/>
      <text:p text:style-name="P13"/>
      <text:p text:style-name="P14">IMPORTANT NOTES:</text:p>
      <text:p text:style-name="P14"><text:s/>- Congratulations! Your certificate and chain have been saved at:</text:p>
      <text:p text:style-name="P14"><text:s text:c="3"/>/etc/letsencrypt/live/bplmail.brainwade.com-0001/fullchain.pem</text:p>
      <text:p text:style-name="P14"><text:s text:c="3"/>Your key file has been saved at:</text:p>
      <text:p text:style-name="P14"><text:s text:c="3"/>/etc/letsencrypt/live/bplmail.brainwade.com-0001/privkey.pem</text:p>
      <text:p text:style-name="P14"><text:s text:c="3"/>Your cert will expire on 2020-03-29. To obtain a new or tweaked</text:p>
      <text:p text:style-name="P14"><text:s text:c="3"/>version of this certificate in the future, simply run</text:p>
      <text:p text:style-name="P14"><text:s text:c="3"/>letsencrypt-auto again. To non-interactively renew *all* of your</text:p>
      <text:p text:style-name="P14"><text:s text:c="3"/>certificates, run "letsencrypt-auto renew"</text:p>
      <text:p text:style-name="P14"><text:s/>- If you like Certbot, please consider supporting our work by:</text:p>
      <text:p text:style-name="P14"/>
      <text:p text:style-name="P14"><text:s text:c="3"/>Donating to ISRG / Let's Encrypt: <text:s text:c="2"/>https://letsencrypt.org/donate</text:p>
      <text:p text:style-name="P14"><text:s text:c="3"/>Donating to EFF: <text:s text:c="19"/><text:a xlink:type="simple" xlink:href="https://eff.org/donate-le" text:style-name="Internet_20_link" text:visited-style-name="Visited_20_Internet_20_Link">https://eff.org/donate-le</text:a></text:p>
      <text:p text:style-name="P14"/>
      <text:p text:style-name="P14"/>
      <text:p text:style-name="P14"/>
      <text:p text:style-name="P14"/>
      <text:p text:style-name="P14"/>
      <text:p text:style-name="P15"/>
      <text:p text:style-name="P15">To Add site in <text:s/>your domain certificate</text:p>
      <text:p text:style-name="P15">certbot --expand -d apis.clidster.com </text:p>
      <text:p text:style-name="P15"/>
      <text:p text:style-name="P20"><text:span text:style-name="Source_20_Text"><text:span text:style-name="T5">update</text:span></text:span><text:span text:style-name="Source_20_Text"><text:span text:style-name="T6"> </text:span></text:span><text:span text:style-name="Source_20_Text"><text:span text:style-name="T7">pg_database </text:span></text:span><text:span text:style-name="Source_20_Text"><text:span text:style-name="T5">set</text:span></text:span><text:span text:style-name="Source_20_Text"><text:span text:style-name="T6"> </text:span></text:span><text:span text:style-name="Source_20_Text"><text:span text:style-name="T7">encoding =</text:span></text:span><text:span text:style-name="Source_20_Text"><text:span text:style-name="T6"> </text:span></text:span><text:span text:style-name="Source_20_Text"><text:span text:style-name="T7">pg_char_to_encoding(</text:span></text:span><text:span text:style-name="Source_20_Text"><text:span text:style-name="T8">'UTF8'</text:span></text:span><text:span text:style-name="Source_20_Text"><text:span text:style-name="T7">)</text:span></text:span><text:span text:style-name="Source_20_Text"><text:span text:style-name="T6"> </text:span></text:span><text:span text:style-name="Source_20_Text"><text:span text:style-name="T5">where</text:span></text:span><text:span text:style-name="Source_20_Text"><text:span text:style-name="T6"> </text:span></text:span><text:span text:style-name="Source_20_Text"><text:span text:style-name="T7">datname =</text:span></text:span><text:span text:style-name="Source_20_Text"><text:span text:style-name="T6"> </text:span></text:span><text:span text:style-name="Source_20_Text"><text:span text:style-name="T8">'</text:span></text:span><text:span text:style-name="Source_20_Text"><text:span text:style-name="T9">kingbestmall</text:span></text:span><text:span text:style-name="Source_20_Text"><text:span text:style-name="T8">'</text:span></text:span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24"><text:span text:style-name="T10">Installation Video URL: </text:span><text:bookmark text:name="OBJ_PREFIX_DWT165_com_zimbra_url"/><text:a xlink:type="simple" xlink:href="https://www.youtube.com/watch?v=sW6myuKIAHY" office:target-frame-name="_blank" xlink:show="new" text:style-name="Internet_20_link" text:visited-style-name="Visited_20_Internet_20_Link"><text:span text:style-name="T11">https://www.youtube.com/watch?v=sW6myuKIAHY</text:span></text:a></text:p>
      <text:p text:style-name="P17"/>
      <text:p text:style-name="P17"><text:span text:style-name="T10">Best Practices: </text:span><text:bookmark text:name="OBJ_PREFIX_DWT166_com_zimbra_url"/><text:a xlink:type="simple" xlink:href="https://wiki.zimbra.com/wiki/Best_Practices_on_Email_Protection:_SPF,_DKIM_and_DMARC" office:target-frame-name="_blank" xlink:show="new" text:style-name="Internet_20_link" text:visited-style-name="Visited_20_Internet_20_Link"><text:span text:style-name="T11">https://wiki.zimbra.com/wiki/Best_Practices_on_Email_Protection:_SPF,_DKIM_and_DMARC</text:span></text:a></text:p>
      <text:p text:style-name="P17"/>
      <text:p text:style-name="P17"><text:span text:style-name="T10">SSL: </text:span><text:bookmark text:name="OBJ_PREFIX_DWT167_com_zimbra_url"/><text:a xlink:type="simple" xlink:href="https://wiki.zimbra.com/wiki/Installing_a_LetsEncrypt_SSL_Certificate" office:target-frame-name="_blank" xlink:show="new" text:style-name="Internet_20_link" text:visited-style-name="Visited_20_Internet_20_Link"><text:span text:style-name="T11">https://wiki.zimbra.com/wiki/Installing_a_LetsEncrypt_SSL_Certificate</text:span></text:a></text:p>
      <text:p text:style-name="P17"/>
      <text:p text:style-name="P16">zmcontrol restart</text:p>
      <text:p text:style-name="P25"/>
      <text:p text:style-name="P25"/>
      <text:p text:style-name="P25"/>
      <text:p text:style-name="P25">DB:</text:p>
      <text:p text:style-name="P25"/>
      <text:p text:style-name="P24"><text:bookmark text:name="OBJ_PREFIX_DWT168_com_zimbra_url"/><text:a xlink:type="simple" xlink:href="https://www.digitalocean.com/community/tutorials/how-to-backup-postgresql-databases-on-an-ubuntu-vps" office:target-frame-name="_blank" xlink:show="new" text:style-name="Internet_20_link" text:visited-style-name="Visited_20_Internet_20_Link"><text:span text:style-name="T11">https://www.digitalocean.com/community/tutorials/how-to-backup-postgresql-databases-on-an-ubuntu-vps</text:span></text:a></text:p>
      <text:p text:style-name="P25"/>
      <text:p text:style-name="P25"/>
      <text:p text:style-name="P25">Monit</text:p>
      <text:p text:style-name="P25"/>
      <text:p text:style-name="P24"><text:bookmark text:name="OBJ_PREFIX_DWT169_com_zimbra_url"/><text:a xlink:type="simple" xlink:href="http://storageserver.ogrespace.com:2812/" office:target-frame-name="_blank" xlink:show="new" text:style-name="Internet_20_link" text:visited-style-name="Visited_20_Internet_20_Link"><text:span text:style-name="T11">http://storageserver.ogrespace.com:2812/</text:span></text:a></text:p>
      <text:p text:style-name="P25"/>
      <text:p text:style-name="P25">MongoDB</text:p>
      <text:p text:style-name="P24"><text:bookmark text:name="OBJ_PREFIX_DWT170_com_zimbra_url"/><text:a xlink:type="simple" xlink:href="https://www.howtoforge.com/tutorial/deploying-mongodb-sharded-cluster-on-centos-7/" office:target-frame-name="_blank" xlink:show="new" text:style-name="Internet_20_link" text:visited-style-name="Visited_20_Internet_20_Link"><text:span text:style-name="T11">https://www.howtoforge.com/tutorial/deploying-mongodb-sharded-cluster-on-centos-7/</text:span></text:a></text:p>
      <text:p text:style-name="P25"/>
      <text:p text:style-name="P25"/>
      <text:p text:style-name="P24"><text:span text:style-name="T10">GITlab:<text:line-break/></text:span><text:bookmark text:name="OBJ_PREFIX_DWT171_com_zimbra_url"/><text:a xlink:type="simple" xlink:href="https://www.digitalocean.com/community/tutorials/how-to-install-and-configure-gitlab-on-ubuntu-16-04" office:target-frame-name="_blank" xlink:show="new" text:style-name="Internet_20_link" text:visited-style-name="Visited_20_Internet_20_Link"><text:span text:style-name="T11">https://www.digitalocean.com/community/tutorials/how-to-install-and-configure-gitlab-on-ubuntu-16-04</text:span></text:a></text:p>
      <text:p text:style-name="P25"/>
      <text:p text:style-name="P25"/>
      <text:p text:style-name="P24"/>
      <text:p text:style-name="P16">Thanks</text:p>
      <text:p text:style-name="Text_20_body"/>
      <text:p text:style-name="Text_20_body"/>
      <text:p text:style-name="P27">1042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add-apt-repository ppa:certbot/certbot</text:p>
      <text:p text:style-name="P28">apt-get update &amp;&amp; apt-get install python-certbot-nginx</text:p>
      <text:p text:style-name="P28">apt-get install python-certbot-nginx</text:p>
      <text:p text:style-name="P28">add-apt-repository ppa:certbot/certbot</text:p>
      <text:p text:style-name="P28">nginx -t &amp;&amp; nginx -s reload</text:p>
      <text:p text:style-name="P28">certbot --nginx -d pgadmin.brainwade.com</text:p>
      <text:p text:style-name="P28">apt install software-properties-common</text:p>
      <text:p text:style-name="P28">add-apt-repository ppa:certbot/certbot</text:p>
      <text:p text:style-name="P28">certbot --nginx -d pgadmin.brainwade.com</text:p>
      <text:p text:style-name="P28">apt-get update</text:p>
      <text:p text:style-name="P28">apt-get install python-certbot-nginx</text:p>
      <text:p text:style-name="P28"/>
      <text:p text:style-name="P28"/>
      <text:p text:style-name="P28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2T17:45:36.635788001</meta:creation-date>
    <dc:date>2020-10-23T19:45:11.745775884</dc:date>
    <meta:editing-duration>P4DT22H19M50S</meta:editing-duration>
    <meta:editing-cycles>193</meta:editing-cycles>
    <meta:generator>LibreOffice/6.4.2.2$Linux_X86_64 LibreOffice_project/40$Build-2</meta:generator>
    <meta:document-statistic meta:table-count="0" meta:image-count="0" meta:object-count="0" meta:page-count="6" meta:paragraph-count="127" meta:word-count="559" meta:character-count="5090" meta:non-whitespace-character-count="4478"/>
  </office:meta>
</office:document-meta>
</file>